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27cm" fo:margin-left="0.679cm" fo:margin-right="0.051cm" fo:margin-top="0cm" fo:margin-bottom="0.499cm" table:align="margins"/>
    </style:style>
    <style:style style:name="Table1.A" style:family="table-column">
      <style:table-column-properties style:column-width="2.083cm" style:rel-column-width="8390*"/>
    </style:style>
    <style:style style:name="Table1.B" style:family="table-column">
      <style:table-column-properties style:column-width="2.406cm" style:rel-column-width="9690*"/>
    </style:style>
    <style:style style:name="Table1.C" style:family="table-column">
      <style:table-column-properties style:column-width="2.009cm" style:rel-column-width="8092*"/>
    </style:style>
    <style:style style:name="Table1.D" style:family="table-column">
      <style:table-column-properties style:column-width="2.134cm" style:rel-column-width="8596*"/>
    </style:style>
    <style:style style:name="Table1.E" style:family="table-column">
      <style:table-column-properties style:column-width="2.307cm" style:rel-column-width="9293*"/>
    </style:style>
    <style:style style:name="Table1.F" style:family="table-column">
      <style:table-column-properties style:column-width="5.33cm" style:rel-column-width="21474*"/>
    </style:style>
    <style:style style:name="Table1.A1" style:family="table-cell">
      <style:table-cell-properties fo:background-color="transparent" fo:padding="0cm" fo:border="none">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6.99cm" fo:margin-left="0cm" fo:margin-right="0.011cm" fo:margin-top="0.3cm" fo:margin-bottom="0.25cm" table:align="margins"/>
    </style:style>
    <style:style style:name="Table11.A" style:family="table-column">
      <style:table-column-properties style:column-width="2.464cm" style:rel-column-width="9505*"/>
    </style:style>
    <style:style style:name="Table11.B" style:family="table-column">
      <style:table-column-properties style:column-width="14.526cm" style:rel-column-width="5603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padding="0.15cm" fo:border-left="none" fo:border-right="none" fo:border-top="1pt solid #999999" fo:border-bottom="1pt solid #999999"/>
    </style:style>
    <style:style style:name="Table13" style:family="table">
      <style:table-properties style:width="16.99cm" fo:margin-left="0cm" fo:margin-right="0.011cm" fo:margin-top="0.199cm" fo:margin-bottom="0.4cm" table:align="margins"/>
    </style:style>
    <style:style style:name="Table13.A" style:family="table-column">
      <style:table-column-properties style:column-width="2.464cm" style:rel-column-width="9505*"/>
    </style:style>
    <style:style style:name="Table13.B" style:family="table-column">
      <style:table-column-properties style:column-width="14.526cm" style:rel-column-width="5603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_5f_ListIntro" style:master-page-name="">
      <style:paragraph-properties style:page-number="auto"/>
    </style:style>
    <style:style style:name="P5" style:family="paragraph" style:parent-style-name="OOoTextBodyIndent" style:master-page-name="">
      <style:paragraph-properties fo:keep-together="always" fo:orphans="0" fo:widows="0" style:page-number="auto"/>
    </style:style>
    <style:style style:name="P6" style:family="paragraph" style:parent-style-name="OOoTableText">
      <style:paragraph-properties fo:margin-left="0.21cm" fo:margin-right="0.011cm" fo:text-indent="0cm" style:auto-text-indent="false"/>
    </style:style>
    <style:style style:name="P7" style:family="paragraph" style:parent-style-name="OOoTextBody">
      <style:paragraph-properties fo:margin-left="0.635cm" fo:margin-right="0cm" fo:text-indent="0cm" style:auto-text-indent="false"/>
    </style:style>
    <style:style style:name="P8" style:family="paragraph" style:parent-style-name="OOoTextBody">
      <style:paragraph-properties fo:margin-top="0cm" fo:margin-bottom="0cm" style:contextual-spacing="false"/>
    </style:style>
    <style:style style:name="P9"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841e"/>
    </style:style>
    <style:style style:name="P10"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e1bb"/>
    </style:style>
    <style:style style:name="P11" style:family="paragraph" style:parent-style-name="OOoTextBodyIndent">
      <style:text-properties officeooo:paragraph-rsid="001f851a"/>
    </style:style>
    <style:style style:name="P12" style:family="paragraph" style:parent-style-name="OOoTextBodyIndent">
      <style:text-properties officeooo:paragraph-rsid="0028e1bb"/>
    </style:style>
    <style:style style:name="P13" style:family="paragraph" style:parent-style-name="OOoTextBody">
      <style:text-properties officeooo:paragraph-rsid="001f851a"/>
    </style:style>
    <style:style style:name="P14" style:family="paragraph" style:parent-style-name="OOoTextBody">
      <style:text-properties officeooo:paragraph-rsid="0027d2b4"/>
    </style:style>
    <style:style style:name="P15" style:family="paragraph" style:parent-style-name="OOoTextBody">
      <style:text-properties officeooo:rsid="005e68eb" officeooo:paragraph-rsid="0027d2b4"/>
    </style:style>
    <style:style style:name="P16" style:family="paragraph" style:parent-style-name="OOoContents_20_2">
      <style:paragraph-properties>
        <style:tab-stops>
          <style:tab-stop style:position="16.501cm" style:type="right" style:leader-style="dotted" style:leader-text="."/>
        </style:tab-stops>
      </style:paragraph-properties>
    </style:style>
    <style:style style:name="P17" style:family="paragraph" style:parent-style-name="OOoContents_20_1">
      <style:paragraph-properties>
        <style:tab-stops>
          <style:tab-stop style:position="17cm" style:type="right" style:leader-style="dotted" style:leader-text="."/>
        </style:tab-stops>
      </style:paragraph-properties>
    </style:style>
    <style:style style:name="P18" style:family="paragraph" style:parent-style-name="OOoTextBodyIndent">
      <style:paragraph-properties fo:margin-top="0cm" fo:margin-bottom="0cm" style:contextual-spacing="false" fo:line-height="105%">
        <style:tab-stops>
          <style:tab-stop style:position="7.364cm"/>
        </style:tab-stops>
      </style:paragraph-properties>
      <style:text-properties officeooo:rsid="0028841e" officeooo:paragraph-rsid="0028e1bb"/>
    </style:style>
    <style:style style:name="P19" style:family="paragraph" style:parent-style-name="OOoTextBodyIndent">
      <style:text-properties officeooo:rsid="00245a6a" officeooo:paragraph-rsid="00245a6a"/>
    </style:style>
    <style:style style:name="P20" style:family="paragraph" style:parent-style-name="OOoToCHead" style:master-page-name="OOoFrontMatter">
      <style:paragraph-properties style:page-number="auto"/>
    </style:style>
    <style:style style:name="P21" style:family="paragraph" style:parent-style-name="OOoNewChapter" style:master-page-name="OOoFirstPage">
      <style:paragraph-properties style:page-number="auto"/>
    </style:style>
    <style:style style:name="P22" style:family="paragraph" style:parent-style-name="OOoHeading_20_1" style:master-page-name="OOoCopyright">
      <style:paragraph-properties style:page-number="auto"/>
    </style:style>
    <style:style style:name="P23" style:family="paragraph" style:parent-style-name="OOoHeading_20_1" style:master-page-name="OOoPageStyle">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f851a"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language="en" fo:country="US"/>
    </style:style>
    <style:style style:name="T11" style:family="text">
      <style:text-properties officeooo:rsid="001f851a"/>
    </style:style>
    <style:style style:name="T12" style:family="text">
      <style:text-properties officeooo:rsid="0021228b"/>
    </style:style>
    <style:style style:name="T13" style:family="text">
      <style:text-properties officeooo:rsid="0025ef00"/>
    </style:style>
    <style:style style:name="T14" style:family="text">
      <style:text-properties officeooo:rsid="0027d2b4"/>
    </style:style>
    <style:style style:name="T15" style:family="text">
      <style:text-properties officeooo:rsid="0028841e"/>
    </style:style>
    <style:style style:name="T16" style:family="text">
      <style:text-properties officeooo:rsid="0029634e"/>
    </style:style>
    <style:style style:name="T17" style:family="text">
      <style:text-properties officeooo:rsid="002c662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graphics2"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Appendix <text:span text:style-name="OOoChapterNumber">B <text:s/></text:span><text:line-break/>Open Source, Open Standards, OpenDocument</text:p>
      <text:p text:style-name="OOoSubtitle"/>
      <text:p text:style-name="OOoTextBody"/>
      <text:p text:style-name="OOoPageBreak"/>
      <text:section text:style-name="Sect1" text:name="Section1" text:condition="ooow:MD !=0" text:display="condition">
        <text:h text:style-name="P22" text:outline-level="1"><text:bookmark-start text:name="__RefHeading__182214_780470623"/>Copyright<text:bookmark-end text:name="__RefHeading__182214_780470623"/></text:h>
        <text:p text:style-name="P14">This document is Copyright <text:span text:style-name="T5">©</text:span> 2010–201<text:span text:style-name="T16">4</text:span>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4">http://creativecommons.org/licenses/by/4.0/</text:span></text:a>), version <text:span text:style-name="T14">4</text:span>.0 or later.</text:p>
        <text:p text:style-name="OOoTextBody">All trademarks within this guide belong to their legitimate owners.</text:p>
        <text:h text:style-name="OOoHeading_20_2" text:outline-level="2"><text:bookmark-start text:name="__RefHeading__694_224528901"/>Contributors<text:bookmark-end text:name="__RefHeading__694_224528901"/></text:h>
        <text:p text:style-name="OOoTextBody">Ron Faile Jr.<text:line-break/>Jean Hollis Weber<text:line-break/><text:span text:style-name="T12">Peter Schofield</text:span></text:p>
        <text:h text:style-name="OOoHeading_20_2" text:outline-level="2"><text:bookmark-start text:name="__RefHeading__696_224528901"/>Feedback<text:bookmark-end text:name="__RefHeading__696_224528901"/></text:h>
        <text:p text:style-name="P14">Please direct any comments or suggestions about this document to the Documentation Team’s mailing list: <text:a xlink:type="simple" xlink:href="mailto:documentation@global.libreoffice.org">documentation@global.libreoffice.org</text:a></text:p>
        <text:p text:style-name="P15"><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698_224528901"/>Acknowledgments<text:bookmark-end text:name="__RefHeading__698_224528901"/></text:h>
        <text:p text:style-name="OOoTextBody">This appendix is <text:span text:style-name="T14">adapted from</text:span> Appendix B of <text:span text:style-name="OOoEmphasis">Getting Started with OpenOffice.org 3.3</text:span>. The contributors to that appendix are:</text:p>
        <text:p text:style-name="OOoTextBody">Rick Barnes<text:line-break/>Jean Hollis Weber<text:line-break/>Agnes Belzunce</text:p>
        <text:h text:style-name="OOoHeading_20_2" text:outline-level="2"><text:bookmark-start text:name="__RefHeading__700_224528901"/>Publication date and software version<text:bookmark-end text:name="__RefHeading__700_224528901"/></text:h>
        <text:p text:style-name="OOoTextBody">Published <text:span text:style-name="T17">15 June 2014</text:span>. Based on LibreOffice <text:span text:style-name="T12">4.2</text:span>.</text:p>
        <text:p text:style-name="P20">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82214_780470623" text:style-name="Internet_20_link" text:visited-style-name="Internet_20_link">Copyright<text:tab/>2</text:a></text:p>
            <text:p text:style-name="P16"><text:a xlink:type="simple" xlink:href="#__RefHeading__694_224528901" text:style-name="Internet_20_link" text:visited-style-name="Internet_20_link">Contributors<text:tab/>2</text:a></text:p>
            <text:p text:style-name="P16"><text:a xlink:type="simple" xlink:href="#__RefHeading__696_224528901" text:style-name="Internet_20_link" text:visited-style-name="Internet_20_link">Feedback<text:tab/>2</text:a></text:p>
            <text:p text:style-name="P16"><text:a xlink:type="simple" xlink:href="#__RefHeading__698_224528901" text:style-name="Internet_20_link" text:visited-style-name="Internet_20_link">Acknowledgments<text:tab/>2</text:a></text:p>
            <text:p text:style-name="P16"><text:a xlink:type="simple" xlink:href="#__RefHeading__700_224528901" text:style-name="Internet_20_link" text:visited-style-name="Internet_20_link">Publication date and software version<text:tab/>2</text:a></text:p>
            <text:p text:style-name="P17"><text:a xlink:type="simple" xlink:href="#__RefHeading__182216_780470623" text:style-name="Internet_20_link" text:visited-style-name="Internet_20_link">Introduction<text:tab/>4</text:a></text:p>
            <text:p text:style-name="P17"><text:a xlink:type="simple" xlink:href="#__RefHeading__182218_780470623" text:style-name="Internet_20_link" text:visited-style-name="Internet_20_link">A short history of LibreOffice<text:tab/>4</text:a></text:p>
            <text:p text:style-name="P17"><text:a xlink:type="simple" xlink:href="#__RefHeading__182220_780470623" text:style-name="Internet_20_link" text:visited-style-name="Internet_20_link">The LibreOffice community<text:tab/>4</text:a></text:p>
            <text:p text:style-name="P17"><text:a xlink:type="simple" xlink:href="#__RefHeading__182222_780470623" text:style-name="Internet_20_link" text:visited-style-name="Internet_20_link">How is LibreOffice licensed?<text:tab/>5</text:a></text:p>
            <text:p text:style-name="P17"><text:a xlink:type="simple" xlink:href="#__RefHeading__182224_780470623" text:style-name="Internet_20_link" text:visited-style-name="Internet_20_link">What is “open source”?<text:tab/>5</text:a></text:p>
            <text:p text:style-name="P17"><text:a xlink:type="simple" xlink:href="#__RefHeading__3272_1372004992" text:style-name="Internet_20_link" text:visited-style-name="Internet_20_link">What are “open standards”?<text:tab/>5</text:a></text:p>
            <text:p text:style-name="P17"><text:a xlink:type="simple" xlink:href="#__RefHeading__182226_780470623" text:style-name="Internet_20_link" text:visited-style-name="Internet_20_link">What is OpenDocument?<text:tab/>5</text:a></text:p>
            <text:p text:style-name="P16"><text:a xlink:type="simple" xlink:href="#__RefHeading__3274_1372004992" text:style-name="Internet_20_link" text:visited-style-name="Internet_20_link">OpenDocument filename extensions<text:tab/>6</text:a></text:p>
            <text:p text:style-name="P17"><text:a xlink:type="simple" xlink:href="#__RefHeading__5835_1372004992" text:style-name="Internet_20_link" text:visited-style-name="Internet_20_link">File formats LibreOffice can open<text:tab/>6</text:a></text:p>
            <text:p text:style-name="P16"><text:a xlink:type="simple" xlink:href="#__RefHeading__182230_780470623" text:style-name="Internet_20_link" text:visited-style-name="Internet_20_link">Opening text documents<text:tab/>6</text:a></text:p>
            <text:p text:style-name="P16"><text:a xlink:type="simple" xlink:href="#__RefHeading__182232_780470623" text:style-name="Internet_20_link" text:visited-style-name="Internet_20_link">Opening spreadsheets<text:tab/>7</text:a></text:p>
            <text:p text:style-name="P16"><text:a xlink:type="simple" xlink:href="#__RefHeading__182234_780470623" text:style-name="Internet_20_link" text:visited-style-name="Internet_20_link">Opening presentations<text:tab/>7</text:a></text:p>
            <text:p text:style-name="P16"><text:a xlink:type="simple" xlink:href="#__RefHeading__182236_780470623" text:style-name="Internet_20_link" text:visited-style-name="Internet_20_link">Opening graphic files<text:tab/>7</text:a></text:p>
            <text:p text:style-name="P16"><text:a xlink:type="simple" xlink:href="#__RefHeading__182238_780470623" text:style-name="Internet_20_link" text:visited-style-name="Internet_20_link">Opening formula files<text:tab/>8</text:a></text:p>
            <text:p text:style-name="P17"><text:a xlink:type="simple" xlink:href="#__RefHeading__182240_780470623" text:style-name="Internet_20_link" text:visited-style-name="Internet_20_link">File formats LibreOffice can save to<text:tab/>8</text:a></text:p>
            <text:p text:style-name="P16"><text:a xlink:type="simple" xlink:href="#__RefHeading__182242_780470623" text:style-name="Internet_20_link" text:visited-style-name="Internet_20_link">Saving text documents<text:tab/>8</text:a></text:p>
            <text:p text:style-name="P16"><text:a xlink:type="simple" xlink:href="#__RefHeading__182244_780470623" text:style-name="Internet_20_link" text:visited-style-name="Internet_20_link">Saving spreadsheet files<text:tab/>9</text:a></text:p>
            <text:p text:style-name="P16"><text:a xlink:type="simple" xlink:href="#__RefHeading__182246_780470623" text:style-name="Internet_20_link" text:visited-style-name="Internet_20_link">Saving presentations<text:tab/>9</text:a></text:p>
            <text:p text:style-name="P16"><text:a xlink:type="simple" xlink:href="#__RefHeading__182248_780470623" text:style-name="Internet_20_link" text:visited-style-name="Internet_20_link">Saving drawings<text:tab/>9</text:a></text:p>
            <text:p text:style-name="P16"><text:a xlink:type="simple" xlink:href="#__RefHeading__182250_780470623" text:style-name="Internet_20_link" text:visited-style-name="Internet_20_link">Writer/Web can save in these formats<text:tab/>9</text:a></text:p>
            <text:p text:style-name="P17"><text:a xlink:type="simple" xlink:href="#__RefHeading__184177_780470623" text:style-name="Internet_20_link" text:visited-style-name="Internet_20_link">Exporting to other formats<text:tab/>10</text:a></text:p>
          </text:index-body>
        </text:table-of-content>
        <text:p text:style-name="OOoTextBody"/>
      </text:section>
      <text:h text:style-name="P23" text:outline-level="1"><text:bookmark-start text:name="__RefHeading__182216_780470623"/>Introduction<text:bookmark-end text:name="__RefHeading__182216_780470623"/></text:h>
      <text:p text:style-name="OOoText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OOoHeading_20_1" text:outline-level="1"><text:bookmark-start text:name="__RefHeading__182218_780470623"/>A short <text:alphabetical-index-mark-start text:id="IMark4669892168"/>history of LibreOffice<text:bookmark-end text:name="__RefHeading__182218_780470623"/><text:alphabetical-index-mark-end text:id="IMark4669892168"/></text:h>
      <text:p text:style-name="OOoTextBody">The OpenOffice.org project began when <text:alphabetical-index-mark-start text:id="IMark4651004848"/>Sun Microsystems<text:alphabetical-index-mark-end text:id="IMark4651004848"/>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OOoTextBody">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text:span text:style-name="T11">l</text:span>fi<text:span text:style-name="T11">l</text:span>l the promise of independence written in the original charter. This foundation is the cornerstone of a new ecosystem where individuals and organizations can contribute to and benefit from the availability of a truly free office suite.</text:p>
      <text:p text:style-name="OOoTextBody">Unable to acquire the trademarked OpenOffice.org name from Oracle Corporation, The Document Foundation named its product LibreOffice. Continuing the version numbers from OpenOffice.org, LibreOffice 3.3 was released in January 2011.</text:p>
      <text:p text:style-name="OOoTextBody">In February 2012, The Document Foundation was incorporated in Berlin as a German Stiftung. You can read more about The Document Foundation at: <text:a xlink:type="simple" xlink:href="http://www.documentfoundation.org/">http://www.documentfoundation.org/</text:a></text:p>
      <text:h text:style-name="OOoHeading_20_1" text:outline-level="1"><text:bookmark-start text:name="__RefHeading__182220_780470623"/>The LibreOffice community<text:bookmark-end text:name="__RefHeading__182220_780470623"/></text:h>
      <text:p text:style-name="OOoTextBody">The Document Foundation's mission is:</text:p>
      <text:p text:style-name="OOoTextBody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OOoTextBody">Some of our corporate supporters include Canonical, <text:span text:style-name="T11">T</text:span>he GNOME Foundation, Google, Novell and Red Hat. Addit<text:span text:style-name="T11">i</text:span>onally, over 450,000 people from nearly every part of the globe have joined this project with the idea of creating the best possible office suite that all can use. This is the essence of an “open source” community!</text:p>
      <text:p text:style-name="OOoTextBody">With its open source software licen<text:span text:style-name="T11">s</text:span>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OOoText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www.libreoffice.org</text:a> and <text:a xlink:type="simple" xlink:href="http://www.documentfoundation.org/">www.documentfoundation.org</text:a>.</text:p>
      <text:h text:style-name="OOoHeading_20_1"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OOoTextBody"><text:span text:style-name="T3">LibreOffice is distributed under </text:span>the <text:alphabetical-index-mark-start text:id="IMark4651004848"/>Open Source Initiative (OSI)<text:alphabetical-index-mark-end text:id="IMark4651004848"/> approved Lesser General Public License (LGPL).</text:p>
      <text:p text:style-name="OOoTextBody">The LGPL <text:alphabetical-index-mark text:string-value="licensing of LibreOffice"/>license is available from the LibreOffice website: <text:a xlink:type="simple" xlink:href="http://www.libreoffice.org/download/license/">http://www.libreoffice.org/download/license/</text:a> </text:p>
      <text:h text:style-name="OOoHeading_20_1" text:outline-level="1"><text:bookmark-start text:name="__RefHeading__182224_780470623"/>What is “open source”?<text:bookmark-end text:name="__RefHeading__182224_780470623"/></text:h>
      <text:p text:style-name="OOoTextBody_5f_ListIntro">The four essential rights of open-source software are embodied within the Free Software Foundation’s <text:span text:style-name="OOoEmphasis">General Public License</text:span> (GPL):</text:p>
      <text:list xml:id="list7250049128824538403" text:style-name="OOoBullets_20_1">
        <text:list-item text:start-value="1">
          <text:p text:style-name="OOoList_20_1_20_Start">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text:span text:style-name="T3">basic idea behind open source</text:span></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4651004848"/><text:span text:style-name="Strong_20_Emphasis"><text:span text:style-name="T6">Open Source Initiative</text:span></text:span><text:span text:style-name="T6"> </text:span><text:span text:style-name="T9">(OSI)</text:span><text:alphabetical-index-mark-end text:id="IMark4651004848"/><text:span text:style-name="T9">: </text:span><text:a xlink:type="simple" xlink:href="http://www.opensource.org/"><text:span text:style-name="Internet_20_link"><text:span text:style-name="T4">http://www.opensource.org</text:span></text:span></text:a></text:p>
      <text:p text:style-name="OOoTextBody"><text:alphabetical-index-mark-start text:id="IMark4669892168"/><text:span text:style-name="T7">Free Software Foundation</text:span> (FSF)<text:alphabetical-index-mark-end text:id="IMark4669892168"/>: <text:a xlink:type="simple" xlink:href="http://www.gnu.org/">http://www.gnu.org</text:a></text:p>
      <text:h text:style-name="OOoHeading_20_1" text:outline-level="1"><text:bookmark-start text:name="__RefHeading__3272_1372004992"/>What are “open standards”?<text:bookmark-end text:name="__RefHeading__3272_1372004992"/></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_5f_ListIntro">An open standard meets the following requirements:</text:p>
      <text:list xml:id="list111904353364029" text:continue-numbering="true" text:style-name="OOoBullets_20_1">
        <text:list-item>
          <text:p text:style-name="OOoList_20_1_20_Start">It is well documented with the complete specification public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1"><text:bookmark-start text:name="__RefHeading__182226_780470623"/>What is OpenDocument?<text:bookmark-end text:name="__RefHeading__182226_780470623"/></text:h>
      <text:p text:style-name="OOoTextBody">OpenDocument (ODF) is a<text:span text:style-name="T10">n XML-based file format for office documents (text documents, spreadsheets, drawings, presentations and more), developed at </text:span>OASIS<text:span text:style-name="T10"> (</text:span><text:a xlink:type="simple" xlink:href="http://www.oasis-open.org/who/">http://www.oasis-open.org/who/</text:a><text:span text:style-name="T10">), an independent, international standards group.</text:span></text:p>
      <text:p text:style-name="OOoTextBody">Unlike other file formats, <text:span text:style-name="T10">ODF</text:span> is an open standard. It is publicly available, royalty-free, and without legal or other restrictions; therefore <text:span text:style-name="T10">ODF</text:span> files are not tied to a specific office suite and anybody can build a program that interprets these files. For this reason <text:span text:style-name="T10">ODF</text:span> is quickly becoming <text:span text:style-name="T10">the</text:span> preferred file format for government agencies, schools and other companies who prefer not to be too dependent on any one software supplier.</text:p>
      <text:p text:style-name="OOoTextBody"><text:soft-page-break/>LibreOffice saves documents in OpenDocument Format by default. LibreOffice 3 adopted version 1.2 of the <text:span text:style-name="T10">OpenDocument</text:span> standard <text:span text:style-name="T11">and LibreOffice 4 continues to use this standard</text:span>. LibreOffice can also open and save many other file formats; see “<text:bookmark-ref text:reference-format="text" text:ref-name="__RefHeading__5835_1372004992">File formats LibreOffice can open</text:bookmark-ref>” on this page, “<text:bookmark-ref text:reference-format="text" text:ref-name="__RefHeading__182240_780470623">File formats LibreOffice can save to</text:bookmark-ref>” on page <text:bookmark-ref text:reference-format="page" text:ref-name="__RefHeading__182240_780470623">8</text:bookmark-ref>, and “<text:bookmark-ref text:reference-format="text" text:ref-name="__RefHeading__184177_780470623">Exporting to other formats</text:bookmark-ref>” on page <text:bookmark-ref text:reference-format="page" text:ref-name="__RefHeading__184177_780470623">10</text:bookmark-ref>.</text:p>
      <text:h text:style-name="OOoHeading_20_2" text:outline-level="2"><text:bookmark-start text:name="__RefHeading__3274_1372004992"/>OpenDocument filename extensions<text:bookmark-end text:name="__RefHeading__3274_1372004992"/></text:h>
      <text:p text:style-name="OOoTextBody_5f_ListIntro">The most common filename extensions used for OpenDocument documents are:</text:p>
      <text:p text:style-name="P7">*.odt for word processing (text) documents</text:p>
      <text:p text:style-name="P7">*.ods for spreadsheets </text:p>
      <text:p text:style-name="P7">*.odp for presentations </text:p>
      <text:p text:style-name="P7">*.odb for databases </text:p>
      <text:p text:style-name="P7">*.odg for graphics (vector drawings) </text:p>
      <text:p text:style-name="P7">*.odf for formulas (mathematical equations) </text:p>
      <text:h text:style-name="OOoHeading_20_1" text:outline-level="1"><text:bookmark-start text:name="__RefHeading__5835_1372004992"/>File formats LibreOffice can open<text:bookmark-end text:name="__RefHeading__5835_1372004992"/></text:h>
      <text:p text:style-name="P13">LibreOffice can open a wide variety of file formats in addition to the OpenDocument formats, including Portable Document Format (PDF), if an ODF file is embedded in the PDF (see <text:span text:style-name="T7">Chapter 10 </text:span><text:span text:style-name="T8">Printing, Exporting, and Emailing</text:span><text:span text:style-name="T11"> </text:span>for more information).</text:p>
      <text:h text:style-name="OOoHeading_20_2" text:outline-level="2"><text:bookmark-start text:name="__RefHeading__182230_780470623"/>Opening <text:alphabetical-index-mark text:string-value="opening" text:key1="text documents"/>text documents<text:bookmark-end text:name="__RefHeading__182230_780470623"/></text:h>
      <text:p text:style-name="OOoTextBody_5f_ListIntro">In addition to OpenDocument formats (.odt, .ott, .oth, .odm, and .fodt), Writer can <text:alphabetical-index-mark text:string-value="importing files"/>open the formats used by OpenOffice.org 1.x (.sxw, .stw, and .sxg), the following text document formats, <text:span text:style-name="T15">and a variety of legacy formats not listed below</text:span>:</text:p>
      <text:p text:style-name="P9">Microsoft Word 6.0/95/97/2000/XP/<text:span text:style-name="T15">Mac</text:span>) (.doc and .dot)<text:line-break/>Microsoft Word 2003 XML (.xml)<text:line-break/>Microsoft Word 2007/2010 XML (.docx, .docm, .dotx, .dotm)</text:p>
      <text:p text:style-name="P10">Microsoft WinWord 5 (.doc)<text:tab/>WordPerfect Document (.wpd)</text:p>
      <text:p text:style-name="P10">Microsoft Works (.wps)<text:tab/>Lotus WordPro (.lwp)</text:p>
      <text:p text:style-name="P18">Abiword Document (.abw, .zabw)<text:tab/>ClarisWorks/Appleworks Document (.cwk)</text:p>
      <text:p text:style-name="P10"><text:span text:style-name="T15">MacWrite Document (.mw, .mcw)<text:tab/></text:span>Rich Text Format (.rtf)</text:p>
      <text:p text:style-name="P10">Text CSV (.csv and .txt)<text:tab/>StarWriter formats (.sdw, .sgl, .vor)</text:p>
      <text:p text:style-name="P10">DocBook (.xml)<text:tab/>Unified Office Format text (.uot, .uof)</text:p>
      <text:p text:style-name="P10">Ichitaro 8/9/10/11 (.jtd and .jtt)<text:tab/>Hangul WP 97 (.hwp)</text:p>
      <text:p text:style-name="P10">T602 Document (.602, .txt)<text:tab/>AportisDoc (Palm) (.pdb)</text:p>
      <text:p text:style-name="P10">Pocket Word (.psw)<text:tab/><text:span text:style-name="T15">eBook (.pdb)</text:span></text:p>
      <text:p text:style-name="P12">HTML Document (.htm, .html)</text:p>
      <text:p text:style-name="OOoTextBody">Most of these file types are automatically detected by LibreOffice, so they can be opened without explicitly selecting the document type in the file picker.</text:p>
      <text:p text:style-name="OOoTextBody">When opening .htm or .html files (used for web pages), LibreOffice customizes Writer for working with these files.</text:p>
      <text:h text:style-name="OOoHeading_20_2" text:outline-level="2"><text:bookmark-start text:name="__RefHeading__182232_780470623"/><text:soft-page-break/>Opening <text:alphabetical-index-mark text:string-value="opening" text:key1="spreadsheets"/>spreadsheets<text:bookmark-end text:name="__RefHeading__182232_780470623"/></text:h>
      <text:p text:style-name="OOoTextBody_5f_ListIntro">In addition to OpenDocument formats (.ods, .ots, and .fods), Calc can open the formats used by OpenOffice.org 1.x (.sxc and .stc) and the following spreadsheet formats:</text:p>
      <text:p text:style-name="OOoTextBodyIndent">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2"><text:bookmark-start text:name="__RefHeading__182234_780470623"/>Opening <text:alphabetical-index-mark text:string-value="opening" text:key1="graphic files"/>presentations<text:bookmark-end text:name="__RefHeading__182234_780470623"/></text:h>
      <text:p text:style-name="OOoTextBody_5f_ListIntro">In addition to OpenDocument formats (.odp, .odg, .otp, and .fopd), Impress can open the formats used by OpenOffice.org 1.x (.sxi and .sti) and the following presentation formats:</text:p>
      <text:p text:style-name="OOoTextBodyIndent">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text:span text:style-name="T15">Apple Keynote 5 (.key)</text:span></text:p>
      <text:h text:style-name="OOoHeading_20_2" text:outline-level="2"><text:bookmark-start text:name="__RefHeading__182236_780470623"/>Opening <text:alphabetical-index-mark text:string-value="opening" text:key1="graphic files"/>graphic files<text:bookmark-end text:name="__RefHeading__182236_780470623"/></text:h>
      <text:p text:style-name="OOoTextBody">In addition to OpenDocument formats (.odg and .otg), Draw can open the formats used by OpenOffice.org 1.x (.sxd and .std) and the following graphic formats:</text:p>
      <text:p text:style-name="P19">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BMP</text:p>
          </table:table-cell>
          <table:table-cell table:style-name="Table1.A1" office:value-type="string">
            <text:p text:style-name="P8">JPEG, JPG</text:p>
          </table:table-cell>
          <table:table-cell table:style-name="Table1.A1" office:value-type="string">
            <text:p text:style-name="P8">PCX</text:p>
          </table:table-cell>
          <table:table-cell table:style-name="Table1.A1" office:value-type="string">
            <text:p text:style-name="P8">PSD</text:p>
          </table:table-cell>
          <table:table-cell table:style-name="Table1.A1" office:value-type="string">
            <text:p text:style-name="P8">SGV</text:p>
          </table:table-cell>
          <table:table-cell table:style-name="Table1.A1" office:value-type="string">
            <text:p text:style-name="P8">WMF</text:p>
          </table:table-cell>
        </table:table-row>
        <table:table-row>
          <table:table-cell table:style-name="Table1.A1" office:value-type="string">
            <text:p text:style-name="P8">DXF</text:p>
          </table:table-cell>
          <table:table-cell table:style-name="Table1.A1" office:value-type="string">
            <text:p text:style-name="P8">MET</text:p>
          </table:table-cell>
          <table:table-cell table:style-name="Table1.A1" office:value-type="string">
            <text:p text:style-name="P8">PGM</text:p>
          </table:table-cell>
          <table:table-cell table:style-name="Table1.A1" office:value-type="string">
            <text:p text:style-name="P8">RAS</text:p>
          </table:table-cell>
          <table:table-cell table:style-name="Table1.A1" office:value-type="string">
            <text:p text:style-name="P8">SVM</text:p>
          </table:table-cell>
          <table:table-cell table:style-name="Table1.A1" office:value-type="string">
            <text:p text:style-name="P8">XBM</text:p>
          </table:table-cell>
        </table:table-row>
        <table:table-row>
          <table:table-cell table:style-name="Table1.A1" office:value-type="string">
            <text:p text:style-name="P8">EMF</text:p>
          </table:table-cell>
          <table:table-cell table:style-name="Table1.A1" office:value-type="string">
            <text:p text:style-name="P8">PBM</text:p>
          </table:table-cell>
          <table:table-cell table:style-name="Table1.A1" office:value-type="string">
            <text:p text:style-name="P8">PLT</text:p>
          </table:table-cell>
          <table:table-cell table:style-name="Table1.A1" office:value-type="string">
            <text:p text:style-name="P8">SDA</text:p>
          </table:table-cell>
          <table:table-cell table:style-name="Table1.A1" office:value-type="string">
            <text:p text:style-name="P8">TGA</text:p>
          </table:table-cell>
          <table:table-cell table:style-name="Table1.A1" office:value-type="string">
            <text:p text:style-name="P8">XPM</text:p>
          </table:table-cell>
        </table:table-row>
        <table:table-row>
          <table:table-cell table:style-name="Table1.A1" office:value-type="string">
            <text:p text:style-name="P8">EPS</text:p>
          </table:table-cell>
          <table:table-cell table:style-name="Table1.A1" office:value-type="string">
            <text:p text:style-name="P8">PCD</text:p>
          </table:table-cell>
          <table:table-cell table:style-name="Table1.A1" office:value-type="string">
            <text:p text:style-name="P8">PNG</text:p>
          </table:table-cell>
          <table:table-cell table:style-name="Table1.A1" office:value-type="string">
            <text:p text:style-name="P8">SDD</text:p>
          </table:table-cell>
          <table:table-cell table:style-name="Table1.A1" office:value-type="string">
            <text:p text:style-name="P8">TIF, TIFF</text:p>
          </table:table-cell>
          <table:table-cell table:style-name="Table1.A1" office:value-type="string">
            <text:p text:style-name="P8"/>
          </table:table-cell>
        </table:table-row>
        <table:table-row>
          <table:table-cell table:style-name="Table1.A1" office:value-type="string">
            <text:p text:style-name="P8">GIF</text:p>
          </table:table-cell>
          <table:table-cell table:style-name="Table1.A1" office:value-type="string">
            <text:p text:style-name="P8">PCT</text:p>
          </table:table-cell>
          <table:table-cell table:style-name="Table1.A1" office:value-type="string">
            <text:p text:style-name="P8">PPM</text:p>
          </table:table-cell>
          <table:table-cell table:style-name="Table1.A1" office:value-type="string">
            <text:p text:style-name="P8">SGF</text:p>
          </table:table-cell>
          <table:table-cell table:style-name="Table1.A1" office:value-type="string">
            <text:p text:style-name="P8">VOR</text:p>
          </table:table-cell>
          <table:table-cell table:style-name="Table1.A1" office:value-type="string">
            <text:p text:style-name="P8"/>
          </table:table-cell>
        </table:table-row>
      </table:table>
      <text:h text:style-name="OOoHeading_20_2" text:outline-level="2"><text:bookmark-start text:name="__RefHeading__182238_780470623"/><text:soft-page-break/>Opening <text:alphabetical-index-mark text:string-value="formula files, opening"/>formula files<text:bookmark-end text:name="__RefHeading__182238_780470623"/></text:h>
      <text:p text:style-name="P3">In addition to OpenDocument Formula (.odf) files, Math can open the format used by OpenOffice.org 1.x (.sxm), StarMath, (.smf), and MathML (.mml) files.</text:p>
      <text:p text:style-name="OOoTextBody">When opening a Word document that contains an embedded equation editor object, if the option for it (MathType to LibreOffice Math or reverse) is checked in <text:span text:style-name="OOoMenuPath">Tools &gt; Options &gt; Load/Save &gt; Microsoft Office</text:span>, the object will be automatically converted to an LibreOffice Math object.</text:p>
      <text:h text:style-name="OOoHeading_20_1" text:outline-level="1"><text:bookmark-start text:name="__RefHeading__182240_780470623"/>File formats LibreOffice can save to<text:bookmark-end text:name="__RefHeading__182240_780470623"/></text:h>
      <text:p text:style-name="OOoTextBody">Saving in an <text:span text:style-name="T10">OpenDocument</text:span> format guarantees the correct rendering of the file when it is transferred to another person or when the file is re-opened with a later version of LibreOffice or with another program. It is strongly recommended that you use <text:span text:style-name="T10">OpenDocument</text:span> as the default file formats. However, you can save files in other formats, if you wish.</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6">When sharing a document that you do not expect or want the recipient to modify, the safest option is to convert the document to PDF. LibreOffice provides a very straightforward way to convert documents to PDF. See <text:span text:style-name="T7">Chapter 10 Printing, Exporting, and E-Mailing</text:span> in this <text:span text:style-name="T11">guide</text:span>.</text:p>
          </table:table-cell>
        </table:table-row>
      </table:table>
      <text:h text:style-name="OOoHeading_20_2" text:outline-level="2"><text:bookmark-start text:name="__RefHeading__182242_780470623"/>Saving text documents<text:bookmark-end text:name="__RefHeading__182242_780470623"/></text:h>
      <text:p text:style-name="OOoTextBody_5f_ListIntro">In addition to OpenDocument formats (.odt, .ott, and .fodt), Writer can save in these formats:</text:p>
      <text:p text:style-name="P11">OpenOffice.org 1.x Text Document (.sxw)<text:line-break/><text:span text:style-name="T10">OpenOffice.org 1.x</text:span> Text Document Template (.stw)<text:line-break/><text:span text:style-name="T11">Microsoft Word 6.0, 95, and 97/2000/XP (.doc)<text:line-break/>Microsoft Word 2003 XML (.xml)<text:line-break/>Microsoft Word 2007/2010 XML (.docx)</text:span><text:line-break/>Office Open XML Text (.docx)<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2"><text:bookmark-start text:name="__RefHeading__182244_780470623"/><text:soft-page-break/>Saving spreadsheet files<text:bookmark-end text:name="__RefHeading__182244_780470623"/></text:h>
      <text:p text:style-name="OOoTextBody_5f_ListIntro"><text:alphabetical-index-mark text:string-value="saving" text:key1="spreadsheets"/>In addition to OpenDocument formats (.ods and .ots), Calc can save in these formats:</text:p>
      <text:p text:style-name="P5">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Microsoft Excel 2007/2010 XML (.xlsx)<text:line-break/>Office Open XML Spreadsheet (.xlsx)<text:line-break/>Data Interchange Format (.dif)<text:line-break/>dBase (.dbf)<text:line-break/>SYLK (.slk)<text:line-break/>Text CSV (.csv and .txt)<text:line-break/>StarCalc 3.0, 4.0, and 5.0 formats (.sdc and .vor)<text:line-break/>Unified Office Format spreadsheet (.uos)<text:line-break/>HTML Document (OpenOffice.org Calc) (.html and .htm)<text:line-break/>Pocket Excel (.pxl)</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Java Runtime Environment is required to use the mobile device filters for AportisDoc (Palm), Pocket Word, and Pocket Excel.</text:p>
          </table:table-cell>
        </table:table-row>
      </table:table>
      <text:h text:style-name="OOoHeading_20_2" text:outline-level="2"><text:bookmark-start text:name="__RefHeading__182246_780470623"/>Saving presentations<text:bookmark-end text:name="__RefHeading__182246_780470623"/></text:h>
      <text:p text:style-name="P4"><text:alphabetical-index-mark text:string-value="saving" text:key1="presentations"/>In addition to OpenDocument formats (.odp, .otp, .fodp, and .odg), Impress can save in these formats:</text:p>
      <text:p text:style-name="OOoTextBodyIndent">OpenOffice.org 1.x Presentation (.sxi)<text:line-break/>OpenOffice.org 1.x Presentation Template (.sti)<text:line-break/>Microsoft PowerPoint 97/2000/XP (.ppt)<text:line-break/>Microsoft PowerPoint 97/2000/XP Template (.pot)<text:line-break/>Microsoft PowerPoint 2007/2010 XML (.pptx, .potm)<text:line-break/>Office Open XML Presentation (.pptx, .potm, .ppsx)<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2"><text:bookmark-start text:name="__RefHeading__182248_780470623"/>Saving drawings<text:bookmark-end text:name="__RefHeading__182248_780470623"/></text:h>
      <text:p text:style-name="P3"><text:alphabetical-index-mark text:string-value="saving" text:key1="graphic files"/>Draw can only save in the OpenDocument Drawing formats (.odg, .otg, <text:span text:style-name="T13">and .fodg</text:span>), the OpenOffice.org 1.x formats (.sxd and .std) and StarDraw format (.sda, .sdd, and .vor).</text:p>
      <text:p text:style-name="OOoTextBody">However, Draw can also export to BMP, EMF, EPS, GIF, JPEG, MET, PBM, PCT, PGM, PNG, PPM, RAS, SVG, SVM, TIFF, WMF, and XPM.</text:p>
      <text:h text:style-name="OOoHeading_20_2" text:outline-level="2"><text:bookmark-start text:name="__RefHeading__182250_780470623"/>Writer/Web can save in these formats<text:bookmark-end text:name="__RefHeading__182250_780470623"/></text:h>
      <text:p text:style-name="OOoTextBodyIndent">HTML document (.html and .htm), as HTML 4.0 Transitional<text:line-break/>OpenOffice.org 1.0 HTML Template (.stw)<text:line-break/>OpenOffice.org 2.x HTML Template (.oth)<text:line-break/>StarWriter/Web 4.0 and 5.0 (.vor)<text:line-break/>Text <text:span text:style-name="T13">and Text Encoded </text:span>(LibreOffice Writer/Web) (.txt)</text:p>
      <text:h text:style-name="OOoHeading_20_1" text:outline-level="1"><text:bookmark-start text:name="__RefHeading__184177_780470623"/><text:soft-page-break/>Exporting to other formats<text:bookmark-end text:name="__RefHeading__184177_780470623"/></text:h>
      <text:p text:style-name="OOoTextBody">LibreOffice uses the term “export” for some file operations involving a change of file type. If you cannot find the file type you are looking for under <text:span text:style-name="OOoMenuPath">Save As</text:span>, look under <text:span text:style-name="OOoMenuPath">Export</text:span> for additional types.</text:p>
      <text:p text:style-name="OOoTextBody">LibreOffice can export files to <text:span text:style-name="T12">HTML and </text:span>XHTML. In addition, Draw and Impress can export to Adobe Flash (.swf) and a range of image formats.</text:p>
      <text:p text:style-name="OOoTextBody">To export to one of these formats, choose <text:span text:style-name="OOoMenuPath">File &gt; Export</text:span>. On the Export dialog, specify a file name for the exported document, then select the desired format in the <text:span text:style-name="OOoEmphasis">File format</text:span> list and click the <text:span text:style-name="OOoMenuPath">Export</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TextBodyIndented" style:family="paragraph" style:parent-style-name="OOoTextBody">
      <style:paragraph-properties fo:margin-left="0.6cm" fo:margin-right="0cm" fo:text-indent="0cm" style:auto-text-indent="false"/>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extBodyIndent" style:family="paragraph" style:parent-style-name="OOoTextBody">
      <style:paragraph-properties fo:margin-left="0.635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space-before="0.635cm" text:min-label-width="0.635cm"/>
        <style:text-properties style:font-name="Bitstream Vera Serif"/>
      </text:list-level-style-bullet>
      <text:list-level-style-bullet text:level="2" text:style-name="Bullet_20_Symbols" text:bullet-char="–">
        <style:list-level-properties text:space-before="1.27cm" text:min-label-width="0.635cm"/>
        <style:text-properties style:font-name="Bitstream Vera Serif"/>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OOoNumbering">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hat is OpenDocument?</text:chapter><text:tab/><text:page-number text:select-page="current">5</text:page-number></text:p>
      </style:footer>
      <style:footer-left>
        <text:p text:style-name="OOoFooter"><text:page-number text:select-page="current">4</text:page-number><text:tab/><text:title>Open Source, Open Standards, OpenDocument</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Open Source, Open Standards, OpenDocument</text:title><text:tab/><text:page-number text:select-page="current">3</text:page-number></text:p>
      </style:footer>
      <style:footer-left>
        <text:p text:style-name="OOoFooter"><text:page-number text:select-page="current">0</text:page-number><text:tab/><text:title>Open Source, Open Standards, OpenDocument</text:title></text:p>
      </style:footer-left>
    </style:master-page>
    <style:master-page style:name="OOoOneColumn" style:page-layout-name="Mpm6">
      <style:footer>
        <text:p text:style-name="MP2"><text:title>Open Source, Open Standards, OpenDocument</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Open Source, Open Standards, OpenDocument</dc:title>
    <meta:initial-creator>Jean Hollis Weber</meta:initial-creator>
    <meta:creation-date>2008-06-05T09:52:11</meta:creation-date>
    <dc:creator>Jean Weber</dc:creator>
    <dc:date>2014-06-15T11:19:03.084779000</dc:date>
    <meta:editing-cycles>131</meta:editing-cycles>
    <meta:editing-duration>PT14H40M27S</meta:editing-duration>
    <meta:document-statistic meta:table-count="4" meta:image-count="1" meta:object-count="0" meta:page-count="10" meta:paragraph-count="177" meta:word-count="2480" meta:character-count="16498" meta:non-whitespace-character-count="1419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